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Filter.filter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Fil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Filter.thread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Filter.setReplaceExtension( String oldextension , String new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Filter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Filter.excludePattern( String [ ] reg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Filter.excludeFiles( String [ ] fil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Filter.getIpAddress( String log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Filter.Session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Filter.includeFiles( String [ ] fil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Filter.includePattern( String [ ] reg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Filter.hasExcPattern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Filter.isFiltered( String path , TestElement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Filter.thread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Filter.getCookieManager( String ipAdd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